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Zeeland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19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3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8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2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1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eelan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19"/>
          <table:table-cell/>
          <table:table-cell table:style-name="ce24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9"/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4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3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3"/>
          <table:table-cell table:style-name="ce37" office:value-type="string" calcext:value-type="string" table:number-columns-spanned="2" table:number-rows-spanned="1">
            <text:p>Tijdelijk aanwezigen.</text:p>
          </table:table-cell>
          <table:covered-table-cell table:style-name="ce37"/>
          <table:table-cell table:style-name="ce42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47" office:value-type="string" calcext:value-type="string" table:number-columns-spanned="1" table:number-rows-spanned="2">
            <text:p>Pagina</text:p>
          </table:table-cell>
          <table:table-cell table:style-name="ce47" office:value-type="string" calcext:value-type="string" table:number-columns-spanned="1" table:number-rows-spanned="2">
            <text:p>Provincie</text:p>
          </table:table-cell>
          <table:table-cell table:style-name="ce52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0"/>
          <table:table-cell/>
          <table:table-cell table:style-name="ce25" office:value-type="string" calcext:value-type="string">
            <text:p>Bewoonde huizen.</text:p>
          </table:table-cell>
          <table:table-cell table:style-name="ce30" office:value-type="string" calcext:value-type="string">
            <text:p>Onbewoonde woonhuizen.</text:p>
          </table:table-cell>
          <table:table-cell table:style-name="ce30" office:value-type="string" calcext:value-type="string">
            <text:p>Woonhuizen in aanbouw.</text:p>
          </table:table-cell>
          <table:table-cell table:style-name="ce30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0"/>
          <table:covered-table-cell table:style-name="ce35"/>
          <table:table-cell table:style-name="ce30" office:value-type="string" calcext:value-type="string" table:number-columns-spanned="2" table:number-rows-spanned="1">
            <text:p>Tijdelijk aanwezig.</text:p>
          </table:table-cell>
          <table:covered-table-cell table:style-name="ce30"/>
          <table:table-cell table:style-name="ce36" office:value-type="string" calcext:value-type="string">
            <text:p>Mannen.</text:p>
          </table:table-cell>
          <table:table-cell table:style-name="ce36" office:value-type="string" calcext:value-type="string">
            <text:p>Vrouwen.</text:p>
          </table:table-cell>
          <table:table-cell table:style-name="ce36" office:value-type="string" calcext:value-type="string">
            <text:p>Totaal.</text:p>
          </table:table-cell>
          <table:table-cell table:style-name="ce36" office:value-type="string" calcext:value-type="string">
            <text:p>Mannen.</text:p>
          </table:table-cell>
          <table:table-cell table:style-name="ce38" office:value-type="string" calcext:value-type="string">
            <text:p>Vrouwen.</text:p>
          </table:table-cell>
          <table:covered-table-cell table:style-name="ce43"/>
          <table:covered-table-cell table:number-columns-repeated="3" table:style-name="ce48"/>
          <table:covered-table-cell table:style-name="ce53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agtekerke</text:p>
          </table:table-cell>
          <table:table-cell table:style-name="ce11" office:value-type="string" calcext:value-type="string">
            <text:p>Kom</text:p>
          </table:table-cell>
          <table:table-cell table:style-name="ce17"/>
          <table:table-cell table:style-name="ce17" office:value-type="string" calcext:value-type="string">
            <text:p>Diakonie-Armhuis</text:p>
          </table:table-cell>
          <table:table-cell table:style-name="ce21"/>
          <table:table-cell/>
          <table:table-cell table:style-name="ce26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9"/>
          <table:table-cell table:style-name="ce44" office:value-type="string" calcext:value-type="string">
            <text:p>VT_1899</text:p>
          </table:table-cell>
          <table:table-cell table:style-name="ce49" office:value-type="string" calcext:value-type="string">
            <text:p>05_D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3" calcext:value-type="float">
            <text:p>1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Oude Mannen- en Vrouwenhuis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Burger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38" calcext:value-type="float">
            <text:p>2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2" calcext:value-type="float">
            <text:p>2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ta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TL_20_Data" table:number-columns-repeated="4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i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4" calcext:value-type="float">
            <text:p>19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6" calcext:value-type="float">
            <text:p>43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41" calcext:value-type="float">
            <text:p>141</text:p>
          </table:table-cell>
          <table:table-cell table:style-name="TL_20_Data" table:number-columns-repeated="2"/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011" calcext:value-type="float">
            <text:p>1011</text:p>
          </table:table-cell>
          <table:table-cell table:style-name="TL_20_Data" office:value-type="float" office:value="1985" calcext:value-type="float">
            <text:p>198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6" calcext:value-type="float">
            <text:p>4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1081" calcext:value-type="float">
            <text:p>1081</text:p>
          </table:table-cell>
          <table:table-cell table:style-name="TL_20_Data" office:value-type="float" office:value="2106" calcext:value-type="float">
            <text:p>210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16" calcext:value-type="float">
            <text:p>4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2206" calcext:value-type="float">
            <text:p>220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Anna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47" calcext:value-type="float">
            <text:p>44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office:value-type="float" office:value="2405" calcext:value-type="float">
            <text:p>2405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4" calcext:value-type="float">
            <text:p>1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p Klever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7" calcext:value-type="float">
            <text:p>33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1850" calcext:value-type="float">
            <text:p>185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iten Arnem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land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ver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iten Klever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leverskerke, Bew.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nemui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85" calcext:value-type="float">
            <text:p>3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1011" calcext:value-type="float">
            <text:p>1011</text:p>
          </table:table-cell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59" calcext:value-type="float">
            <text:p>45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924" calcext:value-type="float">
            <text:p>192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Steenoven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Kijkui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Spui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Magret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number-columns-repeated="2" table:style-name="TL_20_Data" office:value-type="float" office:value="45" calcext:value-type="float">
            <text:p>45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Axelsche Sass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40" calcext:value-type="float">
            <text:p>54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1198" calcext:value-type="float">
            <text:p>1198</text:p>
          </table:table-cell>
          <table:table-cell table:style-name="TL_20_Data" office:value-type="float" office:value="2326" calcext:value-type="float">
            <text:p>23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1" calcext:value-type="float">
            <text:p>1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6" calcext:value-type="float">
            <text:p>18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hapenbou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6" calcext:value-type="float">
            <text:p>36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1039" calcext:value-type="float">
            <text:p>1039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xe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06" calcext:value-type="float">
            <text:p>90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2"/>
          <table:table-cell table:style-name="TL_20_Data" office:value-type="float" office:value="2167" calcext:value-type="float">
            <text:p>2167</text:p>
          </table:table-cell>
          <table:table-cell table:style-name="TL_20_Data" office:value-type="float" office:value="2174" calcext:value-type="float">
            <text:p>2174</text:p>
          </table:table-cell>
          <table:table-cell table:style-name="TL_20_Data" office:value-type="float" office:value="4341" calcext:value-type="float">
            <text:p>43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7" calcext:value-type="float">
            <text:p>1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5" calcext:value-type="float">
            <text:p>24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11" calcext:value-type="float">
            <text:p>2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1187" calcext:value-type="float">
            <text:p>118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ervlie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56" calcext:value-type="float">
            <text:p>45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267" calcext:value-type="float">
            <text:p>2267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conie-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Krommenhoe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Krommenhoe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igge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9" calcext:value-type="float">
            <text:p>16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eedijk Noord-W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de Kaai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chenk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d Borss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Polder Borss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oll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onings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eedijk Zuid-Oo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jdelijk aanwezige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sse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2" calcext:value-type="float">
            <text:p>19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1059" calcext:value-type="float">
            <text:p>1059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Dorp Boschkape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pellewijk, Dorp Boschkape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wijk, Sas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wijk, Stoppeldijker Ve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wijk, Verspreide huizen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Stoppeldijker-Ve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de 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51" calcext:value-type="float">
            <text:p>5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Ruischend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Koekbakke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number-columns-repeated="2" table:style-name="TL_20_Data" office:value-type="float" office:value="42" calcext:value-type="float">
            <text:p>4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rwijk, Verspreide huizen</text:p>
          </table:table-cell>
          <table:table-cell table:style-name="ce22"/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pellewijk, Ruischend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pellewijk, Schape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pellewijk, Keizerr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pellewijk, Verspreide huizen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ekwijk, Kamper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ekwijk, Verspreide huizen</text:p>
          </table:table-cell>
          <table:table-cell table:style-name="ce22"/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3" calcext:value-type="float">
            <text:p>1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schkape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4" calcext:value-type="float">
            <text:p>24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235" calcext:value-type="float">
            <text:p>123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iaconie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3" calcext:value-type="float">
            <text:p>2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1247" calcext:value-type="float">
            <text:p>124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ijkui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4" calcext:value-type="float">
            <text:p>2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1333" calcext:value-type="float">
            <text:p>1333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penrech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gem.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't Polder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ieuwe 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sken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5" calcext:value-type="float">
            <text:p>37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972" calcext:value-type="float">
            <text:p>972</text:p>
          </table:table-cell>
          <table:table-cell table:style-name="TL_20_Data" office:value-type="float" office:value="1957" calcext:value-type="float">
            <text:p>195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rgerlijk Armhuis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conie Armhuis d.N.H.G.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et Godshuis wijlen Huibrecht Carst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cht van Huisvesting, met weldadig doel</text:p>
          </table:table-cell>
          <table:table-cell table:style-name="ce22"/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85" calcext:value-type="float">
            <text:p>28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267" calcext:value-type="float">
            <text:p>126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ouwershav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94" calcext:value-type="float">
            <text:p>29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1313" calcext:value-type="float">
            <text:p>13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8" calcext:value-type="float">
            <text:p>47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2283" calcext:value-type="float">
            <text:p>22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78" calcext:value-type="float">
            <text:p>47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2283" calcext:value-type="float">
            <text:p>22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64" calcext:value-type="float">
            <text:p>164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ui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43" calcext:value-type="float">
            <text:p>54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68" calcext:value-type="float">
            <text:p>1268</text:p>
          </table:table-cell>
          <table:table-cell table:style-name="TL_20_Data" office:value-type="float" office:value="1343" calcext:value-type="float">
            <text:p>1343</text:p>
          </table:table-cell>
          <table:table-cell table:style-name="TL_20_Data" office:value-type="float" office:value="2611" calcext:value-type="float">
            <text:p>26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rg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stenschouw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rg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rgh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rgh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idde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table:number-columns-repeated="7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0" calcext:value-type="float">
            <text:p>17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dz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8" calcext:value-type="float">
            <text:p>23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at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Cl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5" calcext:value-type="float">
            <text:p>2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81" calcext:value-type="float">
            <text:p>681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 Nieuwna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4" calcext:value-type="float">
            <text:p>26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136" calcext:value-type="float">
            <text:p>113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19" calcext:value-type="float">
            <text:p>5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212" calcext:value-type="float">
            <text:p>1212</text:p>
          </table:table-cell>
          <table:table-cell table:style-name="TL_20_Data" office:value-type="float" office:value="1292" calcext:value-type="float">
            <text:p>1292</text:p>
          </table:table-cell>
          <table:table-cell table:style-name="TL_20_Data" office:value-type="float" office:value="2504" calcext:value-type="float">
            <text:p>250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pelle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oot en Nieuw Kieldrecht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ftingen, Louisa-Prosper- en Koningin Emma-Polder en Ha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264" calcext:value-type="float">
            <text:p>264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ling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09" calcext:value-type="float">
            <text:p>60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76" calcext:value-type="float">
            <text:p>1476</text:p>
          </table:table-cell>
          <table:table-cell table:style-name="TL_20_Data" office:value-type="float" office:value="1556" calcext:value-type="float">
            <text:p>1556</text:p>
          </table:table-cell>
          <table:table-cell table:style-name="TL_20_Data" office:value-type="float" office:value="3032" calcext:value-type="float">
            <text:p>30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0" calcext:value-type="float">
            <text:p>3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lijnsplaa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73" calcext:value-type="float">
            <text:p>973</text:p>
          </table:table-cell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1882" calcext:value-type="float">
            <text:p>1882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4" calcext:value-type="float">
            <text:p>1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4" calcext:value-type="float">
            <text:p>1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3" calcext:value-type="float">
            <text:p>6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rtgen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7" calcext:value-type="float">
            <text:p>21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1119" calcext:value-type="float">
            <text:p>11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meente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17" calcext:value-type="float">
            <text:p>2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m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9" calcext:value-type="float">
            <text:p>24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1116" calcext:value-type="float">
            <text:p>11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chten, armhuizen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eischo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6" calcext:value-type="float">
            <text:p>2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1193" calcext:value-type="float">
            <text:p>119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weg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we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wegen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we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we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O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ijdorp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iv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laaskinder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n O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operskapelle, Armhui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operskapell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har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uivendij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9" calcext:value-type="float">
            <text:p>10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W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7" calcext:value-type="float">
            <text:p>1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3" calcext:value-type="float">
            <text:p>23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39" calcext:value-type="float">
            <text:p>113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Elkerze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char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lkerze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char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kerze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meet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me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meet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me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mee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llewouts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6" calcext:value-type="float">
            <text:p>14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cobus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7" calcext:value-type="float">
            <text:p>2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1208" calcext:value-type="float">
            <text:p>120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1302" calcext:value-type="float">
            <text:p>130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1307" calcext:value-type="float">
            <text:p>1307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4" calcext:value-type="float">
            <text:p>2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1254" calcext:value-type="float">
            <text:p>1254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w.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09" calcext:value-type="float">
            <text:p>100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46" calcext:value-type="float">
            <text:p>146</text:p>
          </table:table-cell>
          <table:table-cell table:style-name="TL_20_Data" table:number-columns-repeated="2"/>
          <table:table-cell table:style-name="TL_20_Data" office:value-type="float" office:value="2339" calcext:value-type="float">
            <text:p>2339</text:p>
          </table:table-cell>
          <table:table-cell table:style-name="TL_20_Data" office:value-type="float" office:value="2828" calcext:value-type="float">
            <text:p>2828</text:p>
          </table:table-cell>
          <table:table-cell table:style-name="TL_20_Data" office:value-type="float" office:value="5167" calcext:value-type="float">
            <text:p>5167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afgevangen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25" calcext:value-type="float">
            <text:p>32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TL_20_Data" office:value-type="float" office:value="1746" calcext:value-type="float">
            <text:p>1746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w.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jd.aanw.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6" calcext:value-type="float">
            <text:p>3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895" calcext:value-type="float">
            <text:p>895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e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35" calcext:value-type="float">
            <text:p>133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200" calcext:value-type="float">
            <text:p>3200</text:p>
          </table:table-cell>
          <table:table-cell table:style-name="TL_20_Data" office:value-type="float" office:value="3723" calcext:value-type="float">
            <text:p>3723</text:p>
          </table:table-cell>
          <table:table-cell table:style-name="TL_20_Data" office:value-type="float" office:value="6923" calcext:value-type="float">
            <text:p>6923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ce40" office:value-type="float" office:value="130" calcext:value-type="float">
            <text:p>1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lfhout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auw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table:number-columns-repeated="7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aauw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elfhout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nd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ger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abb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3" calcext:value-type="float">
            <text:p>34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778" calcext:value-type="float">
            <text:p>778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lfhout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a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uw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auw en Langenda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22" calcext:value-type="float">
            <text:p>42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043" calcext:value-type="float">
            <text:p>1043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Gravenpold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7" calcext:value-type="float">
            <text:p>18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9" calcext:value-type="float">
            <text:p>2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9" calcext:value-type="float">
            <text:p>2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ehucht Krui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9" calcext:value-type="float">
            <text:p>30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1536" calcext:value-type="float">
            <text:p>1536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oe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48" calcext:value-type="float">
            <text:p>54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159" calcext:value-type="float">
            <text:p>1159</text:p>
          </table:table-cell>
          <table:table-cell table:style-name="TL_20_Data" office:value-type="float" office:value="1241" calcext:value-type="float">
            <text:p>1241</text:p>
          </table:table-cell>
          <table:table-cell table:style-name="TL_20_Data" office:value-type="float" office:value="2400" calcext:value-type="float">
            <text:p>2400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iac. Armb. N. H. Kerk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rijp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tte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oogela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Poppendam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ijps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1" calcext:value-type="float">
            <text:p>1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mste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5" calcext:value-type="float">
            <text:p>2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t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nout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ars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t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34" calcext:value-type="float">
            <text:p>3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nout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ars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bts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s Heer-Hendrikski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's Heer-Arend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ieuw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9" calcext:value-type="float">
            <text:p>2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s Heer-Hendrikski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sse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sse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s Heer-Arends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euw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euwdorp, Tijd.aanw.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0" calcext:value-type="float">
            <text:p>36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92" calcext:value-type="float">
            <text:p>992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1875" calcext:value-type="float">
            <text:p>1875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-Arends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19" calcext:value-type="float">
            <text:p>61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1494" calcext:value-type="float">
            <text:p>1494</text:p>
          </table:table-cell>
          <table:table-cell table:style-name="TL_20_Data" office:value-type="float" office:value="3049" calcext:value-type="float">
            <text:p>30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43" calcext:value-type="float">
            <text:p>4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anciscus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4" calcext:value-type="float">
            <text:p>1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's Heerenho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0" calcext:value-type="float">
            <text:p>2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5" calcext:value-type="float">
            <text:p>1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3" calcext:value-type="float">
            <text:p>19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5" calcext:value-type="float">
            <text:p>9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number-columns-repeated="2" table:style-name="TL_20_Data" office:value-type="float" office:value="247" calcext:value-type="float">
            <text:p>247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2" calcext:value-type="float">
            <text:p>15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kensz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45" calcext:value-type="float">
            <text:p>34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iweg n. Stopp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t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gstdijksch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ld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ning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ld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de Stoof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9" calcext:value-type="float">
            <text:p>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st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9" calcext:value-type="float">
            <text:p>8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wadendam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, Tijdel.aanw.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wadendam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table:number-columns-repeated="7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jke 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dekens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0" calcext:value-type="float">
            <text:p>22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uritsfo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ud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sjes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radij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v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l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llemskerk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v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ereg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uw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ulpenb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gerl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no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essch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essche 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w. Westenrijk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ll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d Westerijk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6" calcext:value-type="float">
            <text:p>25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1357" calcext:value-type="float">
            <text:p>13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1" calcext:value-type="float">
            <text:p>461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096" calcext:value-type="float">
            <text:p>1096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TL_20_Data" office:value-type="float" office:value="2238" calcext:value-type="float">
            <text:p>223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Noord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Walsoord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Groen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 Kloosterzand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Kruis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rp Lamswaar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ucht Roz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3" calcext:value-type="float">
            <text:p>7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ucht Hoefje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Mo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48" calcext:value-type="float">
            <text:p>4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ucht Ter Ho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 Kuit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60" calcext:value-type="float">
            <text:p>56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1219" calcext:value-type="float">
            <text:p>1219</text:p>
          </table:table-cell>
          <table:table-cell table:style-name="TL_20_Data" office:value-type="float" office:value="1296" calcext:value-type="float">
            <text:p>1296</text:p>
          </table:table-cell>
          <table:table-cell table:style-name="TL_20_Data" office:value-type="float" office:value="2515" calcext:value-type="float">
            <text:p>25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Knapaf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Perk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Kreverhi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Kalver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Droog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ucht Water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ucht den 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ucht Kruis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en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ucht Hoeken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ucht Ta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ucht Neder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Wilhelmu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Lange Nieuw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Kruispolderkaai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Duivel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Duivelshoe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Baal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zenbergsche 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ucht Klein Kuit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7" calcext:value-type="float">
            <text:p>2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ucht Vit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ucht Me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ucht Koelewei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Not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Mo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Jager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Schuddebeur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Zei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Dullaart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ucht Zand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ucht Galgen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ucht Rustw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ucht Hav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 Baudeloo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 Schaper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 Roz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 Ta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02" calcext:value-type="float">
            <text:p>50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262" calcext:value-type="float">
            <text:p>1262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520" calcext:value-type="float">
            <text:p>252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nte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62" calcext:value-type="float">
            <text:p>106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2481" calcext:value-type="float">
            <text:p>2481</text:p>
          </table:table-cell>
          <table:table-cell table:style-name="TL_20_Data" office:value-type="float" office:value="2554" calcext:value-type="float">
            <text:p>2554</text:p>
          </table:table-cell>
          <table:table-cell table:style-name="TL_20_Data" office:value-type="float" office:value="5035" calcext:value-type="float">
            <text:p>5035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40" office:value-type="float" office:value="45" calcext:value-type="float">
            <text:p>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av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6" calcext:value-type="float">
            <text:p>14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fdplaa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84" calcext:value-type="float">
            <text:p>2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91" calcext:value-type="float">
            <text:p>139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.K. Liefde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8" calcext:value-type="float">
            <text:p>2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nsionaat v. meisjes met kloost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2" calcext:value-type="float">
            <text:p>17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15" calcext:value-type="float">
            <text:p>5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1238" calcext:value-type="float">
            <text:p>1238</text:p>
          </table:table-cell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2636" calcext:value-type="float">
            <text:p>2636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49" calcext:value-type="float">
            <text:p>4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ul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49" calcext:value-type="float">
            <text:p>54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2"/>
          <table:table-cell table:style-name="TL_20_Data" office:value-type="float" office:value="1321" calcext:value-type="float">
            <text:p>1321</text:p>
          </table:table-cell>
          <table:table-cell table:style-name="TL_20_Data" office:value-type="float" office:value="1483" calcext:value-type="float">
            <text:p>1483</text:p>
          </table:table-cell>
          <table:table-cell table:style-name="TL_20_Data" office:value-type="float" office:value="2804" calcext:value-type="float">
            <text:p>2804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, R.K. Biz. meisjessc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8" calcext:value-type="float">
            <text:p>1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9" calcext:value-type="float">
            <text:p>17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pelle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7"/>
          <table:table-cell table:number-columns-repeated="2" table:style-name="TL_20_Data" office:value-type="float" office:value="118" calcext:value-type="float">
            <text:p>118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i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table:number-columns-repeated="7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ikant, Bewoonde 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i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2" calcext:value-type="float">
            <text:p>1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sda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2" calcext:value-type="float">
            <text:p>31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10" calcext:value-type="float">
            <text:p>910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1753" calcext:value-type="float">
            <text:p>175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Janst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91" calcext:value-type="float">
            <text:p>49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1283" calcext:value-type="float">
            <text:p>1283</text:p>
          </table:table-cell>
          <table:table-cell table:style-name="TL_20_Data" office:value-type="float" office:value="2632" calcext:value-type="float">
            <text:p>26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rp Biezel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7" calcext:value-type="float">
            <text:p>2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0" calcext:value-type="float">
            <text:p>120</text:p>
          </table:table-cell>
          <table:table-cell table:style-name="TL_20_Data" table:number-columns-repeated="7"/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pe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7" calcext:value-type="float">
            <text:p>3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940" calcext:value-type="float">
            <text:p>940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tt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s van Go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lhelmina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0" calcext:value-type="float">
            <text:p>16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ttendij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lhelmina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" calcext:value-type="float">
            <text:p>5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ttendij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2" calcext:value-type="float">
            <text:p>2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R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erkwerv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erk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Nieuw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arkt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Achter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7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etelaars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36" calcext:value-type="float">
            <text:p>36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oessch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roe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Abbeki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erva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apelsch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Munnik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5" calcext:value-type="float">
            <text:p>1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loeting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67" calcext:value-type="float">
            <text:p>26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297" calcext:value-type="float">
            <text:p>129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oostenblij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i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Andr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rdinandu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. Andr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sch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i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d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zelaa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euw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lap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sch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t Zan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jg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. Andr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. Jacob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azelaa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ieuw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ijg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't Zan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t Zan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genakk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rk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rnemelk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8" calcext:value-type="float">
            <text:p>3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1903" calcext:value-type="float">
            <text:p>190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rdinandu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. Andr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i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e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d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zelaa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lap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t Zan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azelaa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t Zan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rnemelk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n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8" calcext:value-type="float">
            <text:p>78</text:p>
          </table:table-cell>
          <table:table-cell table:style-name="TL_20_Data" table:number-columns-repeated="7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ewach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6" calcext:value-type="float">
            <text:p>4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13" calcext:value-type="float">
            <text:p>1213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5" calcext:value-type="float">
            <text:p>17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8" calcext:value-type="float">
            <text:p>2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1" calcext:value-type="float">
            <text:p>35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595" calcext:value-type="float">
            <text:p>159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ude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26" calcext:value-type="float">
            <text:p>52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1139" calcext:value-type="float">
            <text:p>1139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TL_20_Data" office:value-type="float" office:value="2269" calcext:value-type="float">
            <text:p>226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1221" calcext:value-type="float">
            <text:p>12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4" calcext:value-type="float">
            <text:p>29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iboo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ordschan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el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rwe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and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rspr. won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rspr. won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number-columns-repeated="2" table:style-name="TL_20_Data" office:value-type="float" office:value="30" calcext:value-type="float">
            <text:p>30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abbendij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00" calcext:value-type="float">
            <text:p>4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92" calcext:value-type="float">
            <text:p>992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2002" calcext:value-type="float">
            <text:p>200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3" calcext:value-type="float">
            <text:p>16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os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nswee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7" calcext:value-type="float">
            <text:p>2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35" calcext:value-type="float">
            <text:p>3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nsweer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38" calcext:value-type="float">
            <text:p>538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2657" calcext:value-type="float">
            <text:p>265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51" calcext:value-type="float">
            <text:p>5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os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nd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nddijk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54" calcext:value-type="float">
            <text:p>254</text:p>
          </table:table-cell>
          <table:table-cell table:style-name="TL_20_Data" table:number-columns-repeated="4"/>
          <table:table-cell table:style-name="TL_20_Data" office:value-type="float" office:value="801" calcext:value-type="float">
            <text:p>801</text:p>
          </table:table-cell>
          <table:table-cell table:style-name="ce40" office:value-type="float" office:value="287" calcext:value-type="float">
            <text:p>28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9" calcext:value-type="float">
            <text:p>99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ce40" office:value-type="float" office:value="293" calcext:value-type="float">
            <text:p>29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ruinin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37" calcext:value-type="float">
            <text:p>6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/>
          <table:table-cell table:style-name="TL_20_Data" office:value-type="float" office:value="1676" calcext:value-type="float">
            <text:p>1676</text:p>
          </table:table-cell>
          <table:table-cell table:style-name="TL_20_Data" office:value-type="float" office:value="1573" calcext:value-type="float">
            <text:p>1573</text:p>
          </table:table-cell>
          <table:table-cell table:style-name="TL_20_Data" office:value-type="float" office:value="3249" calcext:value-type="float">
            <text:p>3249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ce40" office:value-type="float" office:value="344" calcext:value-type="float">
            <text:p>3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table:number-columns-repeated="7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Krui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conie der N.H. Gemeent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igdam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igdam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Lauren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1" calcext:value-type="float">
            <text:p>13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84" calcext:value-type="float">
            <text:p>3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797" calcext:value-type="float">
            <text:p>1797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5" calcext:value-type="float">
            <text:p>3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1924" calcext:value-type="float">
            <text:p>1924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0" calcext:value-type="float">
            <text:p>1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0" calcext:value-type="float">
            <text:p>1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Maartens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55" calcext:value-type="float">
            <text:p>55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422" calcext:value-type="float">
            <text:p>1422</text:p>
          </table:table-cell>
          <table:table-cell table:style-name="TL_20_Data" office:value-type="float" office:value="1369" calcext:value-type="float">
            <text:p>1369</text:p>
          </table:table-cell>
          <table:table-cell table:style-name="TL_20_Data" office:value-type="float" office:value="2791" calcext:value-type="float">
            <text:p>2791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0" office:value-type="float" office:value="45" calcext:value-type="float">
            <text:p>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, Diaconie der N. H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, Burgerl. armen v. Meliskerk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lis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4" calcext:value-type="float">
            <text:p>13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litaire woningen</text:p>
          </table:table-cell>
          <table:table-cell table:style-name="ce22"/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1" calcext:value-type="float">
            <text:p>2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 Anna hof, Armbestuu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42" calcext:value-type="float">
            <text:p>1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8" calcext:value-type="float">
            <text:p>2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rgerlijk Armbestuu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rpleeg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35" calcext:value-type="float">
            <text:p>3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1728" calcext:value-type="float">
            <text:p>17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rmgesticht Jorishof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e Mannen- en Vr. 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m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50" calcext:value-type="float">
            <text:p>250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209" calcext:value-type="float">
            <text:p>120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87" calcext:value-type="float">
            <text:p>18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1154" calcext:value-type="float">
            <text:p>11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215" calcext:value-type="float">
            <text:p>12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175" calcext:value-type="float">
            <text:p>117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ilitair Hospit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Q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38" calcext:value-type="float">
            <text:p>2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1369" calcext:value-type="float">
            <text:p>136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810" calcext:value-type="float">
            <text:p>2810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19" calcext:value-type="float">
            <text:p>419</text:p>
          </table:table-cell>
          <table:table-cell table:style-name="TL_20_Data" table:number-columns-repeated="2"/>
          <table:table-cell table:style-name="TL_20_Data" office:value-type="float" office:value="7064" calcext:value-type="float">
            <text:p>7064</text:p>
          </table:table-cell>
          <table:table-cell table:style-name="TL_20_Data" office:value-type="float" office:value="8570" calcext:value-type="float">
            <text:p>8570</text:p>
          </table:table-cell>
          <table:table-cell table:style-name="TL_20_Data" office:value-type="float" office:value="15634" calcext:value-type="float">
            <text:p>15634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ce40" office:value-type="float" office:value="259" calcext:value-type="float">
            <text:p>25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R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4" calcext:value-type="float">
            <text:p>1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S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9" calcext:value-type="float">
            <text:p>17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9" calcext:value-type="float">
            <text:p>1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U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47" calcext:value-type="float">
            <text:p>6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579" calcext:value-type="float">
            <text:p>1579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TL_20_Data" office:value-type="float" office:value="3192" calcext:value-type="float">
            <text:p>3192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ddel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457" calcext:value-type="float">
            <text:p>345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651" calcext:value-type="float">
            <text:p>8651</text:p>
          </table:table-cell>
          <table:table-cell table:style-name="TL_20_Data" office:value-type="float" office:value="10186" calcext:value-type="float">
            <text:p>10186</text:p>
          </table:table-cell>
          <table:table-cell table:style-name="TL_20_Data" office:value-type="float" office:value="18837" calcext:value-type="float">
            <text:p>18837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ce40" office:value-type="float" office:value="282" calcext:value-type="float">
            <text:p>28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ucht Cape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5" calcext:value-type="float">
            <text:p>14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Steven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Stevensluis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ucht Cape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1" calcext:value-type="float">
            <text:p>11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erker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56" calcext:value-type="float">
            <text:p>25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1535" calcext:value-type="float">
            <text:p>15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Oude 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3" calcext:value-type="float">
            <text:p>17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Oude 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- en St Joos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8" calcext:value-type="float">
            <text:p>2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vliet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vliet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vlie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3" calcext:value-type="float">
            <text:p>1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ss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ss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04" calcext:value-type="float">
            <text:p>104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/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04" calcext:value-type="float">
            <text:p>104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/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chuddebeur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3" calcext:value-type="float">
            <text:p>1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gouw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3" calcext:value-type="float">
            <text:p>16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gerl. Armbest.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ordwe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. K. Liefdegesticht St. Anthoniu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Z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90" calcext:value-type="float">
            <text:p>29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111" calcext:value-type="float">
            <text:p>111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7" calcext:value-type="float">
            <text:p>3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1506" calcext:value-type="float">
            <text:p>150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9" calcext:value-type="float">
            <text:p>48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er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7" calcext:value-type="float">
            <text:p>197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rjans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60" calcext:value-type="float">
            <text:p>2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er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erland, 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rjans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5" calcext:value-type="float">
            <text:p>5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5" calcext:value-type="float">
            <text:p>3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office:value-type="float" office:value="1694" calcext:value-type="float">
            <text:p>1694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iaconie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2" calcext:value-type="float">
            <text:p>17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2" calcext:value-type="float">
            <text:p>17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kape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2" calcext:value-type="float">
            <text:p>2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-Sou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2" calcext:value-type="float">
            <text:p>2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08" calcext:value-type="float">
            <text:p>13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st-Sou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number-columns-repeated="2" table:style-name="TL_20_Data" office:value-type="float" office:value="126" calcext:value-type="float">
            <text:p>126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1653" calcext:value-type="float">
            <text:p>165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-Sou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st-Sou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- en West-Sou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9" calcext:value-type="float">
            <text:p>46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2295" calcext:value-type="float">
            <text:p>229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ee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j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l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rg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mers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uite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mp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s Heer-Arends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oogland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mmer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sse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2" calcext:value-type="float">
            <text:p>1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lan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lan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lan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table:number-columns-repeated="7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lan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" calcext:value-type="float">
            <text:p>61</text:p>
          </table:table-cell>
          <table:table-cell table:style-name="TL_20_Data" table:number-columns-repeated="7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lan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7" calcext:value-type="float">
            <text:p>12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mhuis der N. H. Gem.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mhuis der Geref. Gem.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mhuis der R.K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87" calcext:value-type="float">
            <text:p>1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89" calcext:value-type="float">
            <text:p>98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60" calcext:value-type="float">
            <text:p>26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05" calcext:value-type="float">
            <text:p>150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-Vosseme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59" calcext:value-type="float">
            <text:p>35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 table:number-columns-repeated="2"/>
          <table:table-cell table:style-name="TL_20_Data" office:value-type="float" office:value="998" calcext:value-type="float">
            <text:p>998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1976" calcext:value-type="float">
            <text:p>1976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7" calcext:value-type="float">
            <text:p>10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7" calcext:value-type="float">
            <text:p>10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st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Via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Vian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Vian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" calcext:value-type="float">
            <text:p>5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39" calcext:value-type="float">
            <text:p>139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werker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remp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/>
          <table:table-cell table:style-name="TL_20_Data" table:number-columns-repeated="7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de 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rsla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69" calcext:value-type="float">
            <text:p>69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vez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6" calcext:value-type="float">
            <text:p>1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erne Kon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hilippin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6" calcext:value-type="float">
            <text:p>1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t 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na Jacoba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3" calcext:value-type="float">
            <text:p>1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. Philips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94" calcext:value-type="float">
            <text:p>294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1" calcext:value-type="float">
            <text:p>20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8" calcext:value-type="float">
            <text:p>108</text:p>
          </table:table-cell>
          <table:table-cell table:style-name="TL_20_Data" table:number-columns-repeated="2"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960" calcext:value-type="float">
            <text:p>96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Strijenha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Strijenham, Bew.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1" calcext:value-type="float">
            <text:p>23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table:number-columns-repeated="2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123" calcext:value-type="float">
            <text:p>112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table:number-columns-repeated="4"/>
          <table:table-cell table:style-name="TL_20_Data" office:value-type="float" office:value="87" calcext:value-type="float">
            <text:p>87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" calcext:value-type="float">
            <text:p>79</text:p>
          </table:table-cell>
          <table:table-cell table:style-name="TL_20_Data" table:number-columns-repeated="4"/>
          <table:table-cell table:style-name="TL_20_Data" office:value-type="float" office:value="87" calcext:value-type="float">
            <text:p>87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ortvlie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0" calcext:value-type="float">
            <text:p>3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1" calcext:value-type="float">
            <text:p>211</text:p>
          </table:table-cell>
          <table:table-cell table:style-name="TL_20_Data" table:number-columns-repeated="2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e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e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e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70" calcext:value-type="float">
            <text:p>170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e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70" calcext:value-type="float">
            <text:p>170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e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Noor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ui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tranchemen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l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t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mmerma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derica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ijgersbergsch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Z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Noor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apenpu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dij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iv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Mair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Haasj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 Ha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ijgersbergsch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e. Bath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. Bath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t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ijgersbergsche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ijgersbergsche polde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na Maria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es 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0" calcext:value-type="float">
            <text:p>16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975" calcext:value-type="float">
            <text:p>97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lland-Bath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26" calcext:value-type="float">
            <text:p>3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1822" calcext:value-type="float">
            <text:p>18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ieuw Er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lz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tthe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8" calcext:value-type="float">
            <text:p>14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est, 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est, St. Anna klooster, (Nonnensch)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1" calcext:value-type="float">
            <text:p>17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Oo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Oost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5" calcext:value-type="float">
            <text:p>23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1160" calcext:value-type="float">
            <text:p>1160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as van Gen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05" calcext:value-type="float">
            <text:p>3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785" calcext:value-type="float">
            <text:p>785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1581" calcext:value-type="float">
            <text:p>1581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, Armhuis der Ned. Herv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1" calcext:value-type="float">
            <text:p>81</text:p>
          </table:table-cell>
          <table:table-cell table:style-name="TL_20_Data" table:number-columns-repeated="2"/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6" calcext:value-type="float">
            <text:p>2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1" calcext:value-type="float">
            <text:p>81</text:p>
          </table:table-cell>
          <table:table-cell table:style-name="TL_20_Data" table:number-columns-repeated="2"/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erpe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98" calcext:value-type="float">
            <text:p>2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conie Ned. Herv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3" calcext:value-type="float">
            <text:p>1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W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738" calcext:value-type="float">
            <text:p>73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5" calcext:value-type="float">
            <text:p>2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dij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98" calcext:value-type="float">
            <text:p>39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1906" calcext:value-type="float">
            <text:p>190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95" calcext:value-type="float">
            <text:p>95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r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number-columns-repeated="2" table:style-name="TL_20_Data" office:value-type="float" office:value="75" calcext:value-type="float">
            <text:p>75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Schouwen)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huis der N. H. Kerk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2" calcext:value-type="float">
            <text:p>20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8" calcext:value-type="float">
            <text:p>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8" calcext:value-type="float">
            <text:p>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erooskerke (Walcheren)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21" calcext:value-type="float">
            <text:p>3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Noor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738" calcext:value-type="float">
            <text:p>73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Zuidwijk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Zui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Zuidwij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2" calcext:value-type="float">
            <text:p>3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2" calcext:value-type="float">
            <text:p>132</text:p>
          </table:table-cell>
          <table:table-cell table:style-name="TL_20_Data" table:number-columns-repeated="2"/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01" calcext:value-type="float">
            <text:p>1501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ei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. Anna ter M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Anna ter M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8" calcext:value-type="float">
            <text:p>15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ui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0" calcext:value-type="float">
            <text:p>48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48" calcext:value-type="float">
            <text:p>148</text:p>
          </table:table-cell>
          <table:table-cell table:style-name="TL_20_Data" table:number-columns-repeated="2"/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office:value-type="float" office:value="2385" calcext:value-type="float">
            <text:p>2385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Voor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oof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ol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Achterweg Westelijk de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table:number-columns-repeated="7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Armen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63" calcext:value-type="float">
            <text:p>2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jdelijk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veniss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1" calcext:value-type="float">
            <text:p>33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1604" calcext:value-type="float">
            <text:p>1604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 Rapen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ucht Lunte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table:number-columns-repeated="7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table:number-columns-repeated="7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19" calcext:value-type="float">
            <text:p>2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1059" calcext:value-type="float">
            <text:p>1059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ppel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3" calcext:value-type="float">
            <text:p>3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1540" calcext:value-type="float">
            <text:p>15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4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3" calcext:value-type="float">
            <text:p>11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87" calcext:value-type="float">
            <text:p>187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00" calcext:value-type="float">
            <text:p>120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871" calcext:value-type="float">
            <text:p>2871</text:p>
          </table:table-cell>
          <table:table-cell table:style-name="TL_20_Data" office:value-type="float" office:value="3088" calcext:value-type="float">
            <text:p>3088</text:p>
          </table:table-cell>
          <table:table-cell table:style-name="TL_20_Data" office:value-type="float" office:value="5959" calcext:value-type="float">
            <text:p>595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ce40" office:value-type="float" office:value="90" calcext:value-type="float">
            <text:p>9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8" calcext:value-type="float">
            <text:p>20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pucijner Kloost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Q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6" calcext:value-type="float">
            <text:p>136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21" calcext:value-type="float">
            <text:p>4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2215" calcext:value-type="float">
            <text:p>22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er Neuz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21" calcext:value-type="float">
            <text:p>162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962" calcext:value-type="float">
            <text:p>3962</text:p>
          </table:table-cell>
          <table:table-cell table:style-name="TL_20_Data" office:value-type="float" office:value="4212" calcext:value-type="float">
            <text:p>4212</text:p>
          </table:table-cell>
          <table:table-cell table:style-name="TL_20_Data" office:value-type="float" office:value="8174" calcext:value-type="float">
            <text:p>817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v. Diaconie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45" calcext:value-type="float">
            <text:p>4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15" calcext:value-type="float">
            <text:p>1215</text:p>
          </table:table-cell>
          <table:table-cell table:style-name="TL_20_Data" office:value-type="float" office:value="1249" calcext:value-type="float">
            <text:p>1249</text:p>
          </table:table-cell>
          <table:table-cell table:style-name="TL_20_Data" office:value-type="float" office:value="2464" calcext:value-type="float">
            <text:p>2464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0" office:value-type="float" office:value="40" calcext:value-type="float">
            <text:p>4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ho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45" calcext:value-type="float">
            <text:p>54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24" calcext:value-type="float">
            <text:p>1524</text:p>
          </table:table-cell>
          <table:table-cell table:style-name="TL_20_Data" office:value-type="float" office:value="1552" calcext:value-type="float">
            <text:p>1552</text:p>
          </table:table-cell>
          <table:table-cell table:style-name="TL_20_Data" office:value-type="float" office:value="3076" calcext:value-type="float">
            <text:p>3076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0" office:value-type="float" office:value="54" calcext:value-type="float">
            <text:p>5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God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3" calcext:value-type="float">
            <text:p>133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4" calcext:value-type="float">
            <text:p>134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andijk-Bin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andijk-Bui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r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4" calcext:value-type="float">
            <text:p>204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874" calcext:value-type="float">
            <text:p>874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litaire gebouwen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845" calcext:value-type="float">
            <text:p>8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litair gebouw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. Depot Discipli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.K. 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litair gebouw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34" calcext:value-type="float">
            <text:p>1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1152" calcext:value-type="float">
            <text:p>115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9" calcext:value-type="float">
            <text:p>1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1379" calcext:value-type="float">
            <text:p>137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litair gebouw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4" calcext:value-type="float">
            <text:p>19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.M. Kanonneerboot "Bulgia"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litair Hospit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azerne Willem III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litaire gebouwen</text:p>
          </table:table-cell>
          <table:table-cell table:style-name="ce22"/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6" calcext:value-type="float">
            <text:p>246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1094" calcext:value-type="float">
            <text:p>1094</text:p>
          </table:table-cell>
          <table:table-cell table:style-name="TL_20_Data" office:value-type="float" office:value="2157" calcext:value-type="float">
            <text:p>215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ilitaire gebouwen</text:p>
          </table:table-cell>
          <table:table-cell table:style-name="ce22"/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.K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9" calcext:value-type="float">
            <text:p>13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963" calcext:value-type="float">
            <text:p>96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.M</text:p>
          </table:table-cell>
          <table:table-cell office:value-type="string" calcext:value-type="string">
            <text:p>Militair gebouw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.M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.M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.M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itaire woningen</text:p>
          </table:table-cell>
          <table:table-cell table:style-name="ce22"/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05" calcext:value-type="float">
            <text:p>205</text:p>
          </table:table-cell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485" calcext:value-type="float">
            <text:p>148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07" calcext:value-type="float">
            <text:p>200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161" calcext:value-type="float">
            <text:p>8161</text:p>
          </table:table-cell>
          <table:table-cell table:style-name="TL_20_Data" office:value-type="float" office:value="8527" calcext:value-type="float">
            <text:p>8527</text:p>
          </table:table-cell>
          <table:table-cell table:style-name="TL_20_Data" office:value-type="float" office:value="16688" calcext:value-type="float">
            <text:p>16688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ce40" office:value-type="float" office:value="127" calcext:value-type="float">
            <text:p>1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5" calcext:value-type="float">
            <text:p>2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417" calcext:value-type="float">
            <text:p>141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Z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0" calcext:value-type="float">
            <text:p>3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101" calcext:value-type="float">
            <text:p>1101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2205" calcext:value-type="float">
            <text:p>220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issin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47" calcext:value-type="float">
            <text:p>234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262" calcext:value-type="float">
            <text:p>9262</text:p>
          </table:table-cell>
          <table:table-cell table:style-name="TL_20_Data" office:value-type="float" office:value="9631" calcext:value-type="float">
            <text:p>9631</text:p>
          </table:table-cell>
          <table:table-cell table:style-name="TL_20_Data" office:value-type="float" office:value="18893" calcext:value-type="float">
            <text:p>18893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ce40" office:value-type="float" office:value="141" calcext:value-type="float">
            <text:p>1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5" calcext:value-type="float">
            <text:p>1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94" calcext:value-type="float">
            <text:p>94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andijk-bui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ella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ouwenpold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0" calcext:value-type="float">
            <text:p>2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54" calcext:value-type="float">
            <text:p>154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3" calcext:value-type="float">
            <text:p>10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ar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6" calcext:value-type="float">
            <text:p>146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46" calcext:value-type="float">
            <text:p>4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terlandkerkj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1112" calcext:value-type="float">
            <text:p>111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58" calcext:value-type="float">
            <text:p>58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4" calcext:value-type="float">
            <text:p>25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408" calcext:value-type="float">
            <text:p>1408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0" office:value-type="float" office:value="48" calcext:value-type="float">
            <text:p>4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melding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0" calcext:value-type="float">
            <text:p>36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001" calcext:value-type="float">
            <text:p>1001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1966" calcext:value-type="float">
            <text:p>1966</text:p>
          </table:table-cell>
          <table:table-cell table:style-name="TL_20_Data" office:value-type="float" office:value="96" calcext:value-type="float">
            <text:p>96</text:p>
          </table:table-cell>
          <table:table-cell table:style-name="ce40" office:value-type="float" office:value="51" calcext:value-type="float">
            <text:p>5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9" calcext:value-type="float">
            <text:p>1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64" calcext:value-type="float">
            <text:p>2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dorp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9" calcext:value-type="float">
            <text:p>3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935" calcext:value-type="float">
            <text:p>935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1817" calcext:value-type="float">
            <text:p>18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azerne Kon. Marechaussee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iaconie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34" calcext:value-type="float">
            <text:p>4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1713" calcext:value-type="float">
            <text:p>171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38" calcext:value-type="float">
            <text:p>4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1732" calcext:value-type="float">
            <text:p>17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kape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3" calcext:value-type="float">
            <text:p>4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886" calcext:value-type="float">
            <text:p>886</text:p>
          </table:table-cell>
          <table:table-cell table:style-name="TL_20_Data" office:value-type="float" office:value="1872" calcext:value-type="float">
            <text:p>18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(A. B.)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07" calcext:value-type="float">
            <text:p>40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948" calcext:value-type="float">
            <text:p>948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1956" calcext:value-type="float">
            <text:p>195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68" calcext:value-type="float">
            <text:p>68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J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sseker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10" calcext:value-type="float">
            <text:p>6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1579" calcext:value-type="float">
            <text:p>1579</text:p>
          </table:table-cell>
          <table:table-cell table:style-name="TL_20_Data" office:value-type="float" office:value="1607" calcext:value-type="float">
            <text:p>1607</text:p>
          </table:table-cell>
          <table:table-cell table:style-name="TL_20_Data" office:value-type="float" office:value="3186" calcext:value-type="float">
            <text:p>318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6" calcext:value-type="float">
            <text:p>2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d-Sabb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6" calcext:value-type="float">
            <text:p>3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ostke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ostkerk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d-Sabb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d-Sabbing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lfaarts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54" calcext:value-type="float">
            <text:p>4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42" calcext:value-type="float">
            <text:p>1042</text:p>
          </table:table-cell>
          <table:table-cell table:style-name="TL_20_Data" office:value-type="float" office:value="1059" calcext:value-type="float">
            <text:p>1059</text:p>
          </table:table-cell>
          <table:table-cell table:style-name="TL_20_Data" office:value-type="float" office:value="2101" calcext:value-type="float">
            <text:p>2101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8" calcext:value-type="float">
            <text:p>17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1" calcext:value-type="float">
            <text:p>311</text:p>
          </table:table-cell>
          <table:table-cell table:style-name="TL_20_Data" table:number-columns-repeated="4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1689" calcext:value-type="float">
            <text:p>1689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1" calcext:value-type="float">
            <text:p>2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195" calcext:value-type="float">
            <text:p>119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57" calcext:value-type="float">
            <text:p>7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2"/>
          <table:table-cell table:style-name="TL_20_Data" office:value-type="float" office:value="2114" calcext:value-type="float">
            <text:p>2114</text:p>
          </table:table-cell>
          <table:table-cell table:style-name="TL_20_Data" office:value-type="float" office:value="2079" calcext:value-type="float">
            <text:p>2079</text:p>
          </table:table-cell>
          <table:table-cell table:style-name="TL_20_Data" office:value-type="float" office:value="4193" calcext:value-type="float">
            <text:p>4193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Yerse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79" calcext:value-type="float">
            <text:p>779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2"/>
          <table:table-cell table:style-name="TL_20_Data" office:value-type="float" office:value="2188" calcext:value-type="float">
            <text:p>2188</text:p>
          </table:table-cell>
          <table:table-cell table:style-name="TL_20_Data" office:value-type="float" office:value="2145" calcext:value-type="float">
            <text:p>2145</text:p>
          </table:table-cell>
          <table:table-cell table:style-name="TL_20_Data" office:value-type="float" office:value="4333" calcext:value-type="float">
            <text:p>4333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35" calcext:value-type="float">
            <text:p>3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. K. Bijz. 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. H.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. K.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04" calcext:value-type="float">
            <text:p>30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8" calcext:value-type="float">
            <text:p>30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anj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urits- en Goud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table:number-columns-repeated="7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urits- en Goud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Turkeije, Kleine juffrouw- en groote jonkvrouwpolder (benoorden en Ponte)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iddiepenpolder en Lini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llekot-Klarapolder en geh. Maagd van Ge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oote jonkvrouwpolder bezuiden- en Thibaut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uchten Stroopuit, Plakkebord en Goedle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8" calcext:value-type="float">
            <text:p>27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zendijk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86" calcext:value-type="float">
            <text:p>58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2775" calcext:value-type="float">
            <text:p>2775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9" calcext:value-type="float">
            <text:p>2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aamslagsche Ve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uz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ui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the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70" calcext:value-type="float">
            <text:p>4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ig de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V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Grie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nha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verig de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verig de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6" calcext:value-type="float">
            <text:p>24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331" calcext:value-type="float">
            <text:p>13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amsla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16" calcext:value-type="float">
            <text:p>7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597" calcext:value-type="float">
            <text:p>1597</text:p>
          </table:table-cell>
          <table:table-cell table:style-name="TL_20_Data" office:value-type="float" office:value="1623" calcext:value-type="float">
            <text:p>1623</text:p>
          </table:table-cell>
          <table:table-cell table:style-name="TL_20_Data" office:value-type="float" office:value="3220" calcext:value-type="float">
            <text:p>32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0" office:value-type="float" office:value="36" calcext:value-type="float">
            <text:p>3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. Cornelia liefde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v. diaconie verpleging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51" calcext:value-type="float">
            <text:p>2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2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157" calcext:value-type="float">
            <text:p>115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3" calcext:value-type="float">
            <text:p>36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2"/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1533" calcext:value-type="float">
            <text:p>15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rger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01" calcext:value-type="float">
            <text:p>50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TL_20_Data" office:value-type="float" office:value="2146" calcext:value-type="float">
            <text:p>214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9" calcext:value-type="float">
            <text:p>35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10" calcext:value-type="float">
            <text:p>110</text:p>
          </table:table-cell>
          <table:table-cell table:style-name="TL_20_Data" table:number-columns-repeated="2"/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877" calcext:value-type="float">
            <text:p>877</text:p>
          </table:table-cell>
          <table:table-cell table:style-name="TL_20_Data" office:value-type="float" office:value="1599" calcext:value-type="float">
            <text:p>159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78" calcext:value-type="float">
            <text:p>147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3"/>
          <table:table-cell table:style-name="TL_20_Data" office:value-type="float" office:value="383" calcext:value-type="float">
            <text:p>383</text:p>
          </table:table-cell>
          <table:table-cell table:style-name="TL_20_Data" table:number-columns-repeated="2"/>
          <table:table-cell table:style-name="TL_20_Data" office:value-type="float" office:value="3061" calcext:value-type="float">
            <text:p>3061</text:p>
          </table:table-cell>
          <table:table-cell table:style-name="TL_20_Data" office:value-type="float" office:value="3465" calcext:value-type="float">
            <text:p>3465</text:p>
          </table:table-cell>
          <table:table-cell table:style-name="TL_20_Data" office:value-type="float" office:value="6526" calcext:value-type="float">
            <text:p>6526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40" office:value-type="float" office:value="61" calcext:value-type="float">
            <text:p>6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ierikze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24" calcext:value-type="float">
            <text:p>15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217" calcext:value-type="float">
            <text:p>3217</text:p>
          </table:table-cell>
          <table:table-cell table:style-name="TL_20_Data" office:value-type="float" office:value="3601" calcext:value-type="float">
            <text:p>3601</text:p>
          </table:table-cell>
          <table:table-cell table:style-name="TL_20_Data" office:value-type="float" office:value="6818" calcext:value-type="float">
            <text:p>681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ce40" office:value-type="float" office:value="79" calcext:value-type="float">
            <text:p>7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3" calcext:value-type="float">
            <text:p>1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nnemair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3" calcext:value-type="float">
            <text:p>22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1058" calcext:value-type="float">
            <text:p>1058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iaconie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rgerlijk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2" calcext:value-type="float">
            <text:p>1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outelan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8" calcext:value-type="float">
            <text:p>15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table:number-columns-repeated="7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dorp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1014" calcext:value-type="float">
            <text:p>10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idde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37" calcext:value-type="float">
            <text:p>63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zan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6" calcext:value-type="float">
            <text:p>23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1" calcext:value-type="float">
            <text:p>20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9" calcext:value-type="float">
            <text:p>22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1241" calcext:value-type="float">
            <text:p>12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11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0" calcext:value-type="float">
            <text:p>43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2"/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2087" calcext:value-type="float">
            <text:p>2087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648" calcext:value-type="float">
            <text:p>264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2" calcext:value-type="float">
            <text:p>382</text:p>
          </table:table-cell>
          <table:table-cell table:style-name="TL_20_Data" table:number-columns-repeated="2"/>
          <table:table-cell table:style-name="TL_20_Data" office:value-type="float" office:value="5723" calcext:value-type="float">
            <text:p>5723</text:p>
          </table:table-cell>
          <table:table-cell table:style-name="TL_20_Data" office:value-type="float" office:value="5695" calcext:value-type="float">
            <text:p>5695</text:p>
          </table:table-cell>
          <table:table-cell table:style-name="TL_20_Data" office:value-type="float" office:value="11418" calcext:value-type="float">
            <text:p>11418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ce40" office:value-type="float" office:value="142" calcext:value-type="float">
            <text:p>1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80" calcext:value-type="float">
            <text:p>2380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326" calcext:value-type="float">
            <text:p>6326</text:p>
          </table:table-cell>
          <table:table-cell table:style-name="TL_20_Data" office:value-type="float" office:value="5983" calcext:value-type="float">
            <text:p>5983</text:p>
          </table:table-cell>
          <table:table-cell table:style-name="TL_20_Data" office:value-type="float" office:value="12309" calcext:value-type="float">
            <text:p>12309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9" calcext:value-type="float">
            <text:p>10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137" calcext:value-type="float">
            <text:p>5137</text:p>
          </table:table-cell>
          <table:table-cell table:style-name="TL_20_Data" office:value-type="float" office:value="178" calcext:value-type="float">
            <text:p>178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2339" calcext:value-type="float">
            <text:p>12339</text:p>
          </table:table-cell>
          <table:table-cell table:style-name="TL_20_Data" office:value-type="float" office:value="11954" calcext:value-type="float">
            <text:p>11954</text:p>
          </table:table-cell>
          <table:table-cell table:style-name="TL_20_Data" office:value-type="float" office:value="24293" calcext:value-type="float">
            <text:p>24293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ce40" office:value-type="float" office:value="275" calcext:value-type="float">
            <text:p>27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651" calcext:value-type="float">
            <text:p>665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209" calcext:value-type="float">
            <text:p>15209</text:p>
          </table:table-cell>
          <table:table-cell table:style-name="TL_20_Data" office:value-type="float" office:value="15218" calcext:value-type="float">
            <text:p>15218</text:p>
          </table:table-cell>
          <table:table-cell table:style-name="TL_20_Data" office:value-type="float" office:value="30427" calcext:value-type="float">
            <text:p>30427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ce40" office:value-type="float" office:value="388" calcext:value-type="float">
            <text:p>38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551" calcext:value-type="float">
            <text:p>455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718" calcext:value-type="float">
            <text:p>12718</text:p>
          </table:table-cell>
          <table:table-cell table:style-name="TL_20_Data" office:value-type="float" office:value="11942" calcext:value-type="float">
            <text:p>11942</text:p>
          </table:table-cell>
          <table:table-cell table:style-name="TL_20_Data" office:value-type="float" office:value="24660" calcext:value-type="float">
            <text:p>24660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ce40" office:value-type="float" office:value="292" calcext:value-type="float">
            <text:p>29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11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5245.2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202" calcext:value-type="float">
            <text:p>1120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928" calcext:value-type="float">
            <text:p>27928</text:p>
          </table:table-cell>
          <table:table-cell table:style-name="TL_20_Data" office:value-type="float" office:value="27160" calcext:value-type="float">
            <text:p>27160</text:p>
          </table:table-cell>
          <table:table-cell table:style-name="TL_20_Data" office:value-type="float" office:value="55088" calcext:value-type="float">
            <text:p>55088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ce40" office:value-type="float" office:value="680" calcext:value-type="float">
            <text:p>68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791" calcext:value-type="float">
            <text:p>979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948" calcext:value-type="float">
            <text:p>9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2790" calcext:value-type="float">
            <text:p>22790</text:p>
          </table:table-cell>
          <table:table-cell table:style-name="TL_20_Data" office:value-type="float" office:value="23935" calcext:value-type="float">
            <text:p>23935</text:p>
          </table:table-cell>
          <table:table-cell table:style-name="TL_20_Data" office:value-type="float" office:value="46725" calcext:value-type="float">
            <text:p>46725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ce40" office:value-type="float" office:value="463" calcext:value-type="float">
            <text:p>4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27" calcext:value-type="float">
            <text:p>43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/>
          <table:table-cell table:style-name="TL_20_Data" office:value-type="float" office:value="11995" calcext:value-type="float">
            <text:p>11995</text:p>
          </table:table-cell>
          <table:table-cell table:style-name="TL_20_Data" office:value-type="float" office:value="11425" calcext:value-type="float">
            <text:p>11425</text:p>
          </table:table-cell>
          <table:table-cell table:style-name="TL_20_Data" office:value-type="float" office:value="23420" calcext:value-type="float">
            <text:p>23420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ce40" office:value-type="float" office:value="490" calcext:value-type="float">
            <text:p>49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11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5308.9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118" calcext:value-type="float">
            <text:p>14118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/>
          <table:table-cell table:style-name="TL_20_Data" office:value-type="float" office:value="34786" calcext:value-type="float">
            <text:p>34786</text:p>
          </table:table-cell>
          <table:table-cell table:style-name="TL_20_Data" office:value-type="float" office:value="35361" calcext:value-type="float">
            <text:p>35361</text:p>
          </table:table-cell>
          <table:table-cell table:style-name="TL_20_Data" office:value-type="float" office:value="70147" calcext:value-type="float">
            <text:p>70147</text:p>
          </table:table-cell>
          <table:table-cell table:style-name="TL_20_Data" office:value-type="float" office:value="1680" calcext:value-type="float">
            <text:p>1680</text:p>
          </table:table-cell>
          <table:table-cell table:style-name="ce40" office:value-type="float" office:value="953" calcext:value-type="float">
            <text:p>9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247" calcext:value-type="float">
            <text:p>4247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9490" calcext:value-type="float">
            <text:p>9490</text:p>
          </table:table-cell>
          <table:table-cell table:style-name="TL_20_Data" office:value-type="float" office:value="10677" calcext:value-type="float">
            <text:p>10677</text:p>
          </table:table-cell>
          <table:table-cell table:style-name="TL_20_Data" office:value-type="float" office:value="20167" calcext:value-type="float">
            <text:p>20167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ce40" office:value-type="float" office:value="264" calcext:value-type="float">
            <text:p>26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95" calcext:value-type="float">
            <text:p>129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3369" calcext:value-type="float">
            <text:p>3369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TL_20_Data" office:value-type="float" office:value="6782" calcext:value-type="float">
            <text:p>6782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11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5372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542" calcext:value-type="float">
            <text:p>554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2860" calcext:value-type="float">
            <text:p>12860</text:p>
          </table:table-cell>
          <table:table-cell table:style-name="TL_20_Data" office:value-type="float" office:value="14090" calcext:value-type="float">
            <text:p>14090</text:p>
          </table:table-cell>
          <table:table-cell table:style-name="TL_20_Data" office:value-type="float" office:value="26950" calcext:value-type="float">
            <text:p>26950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ce40" office:value-type="float" office:value="360" calcext:value-type="float">
            <text:p>36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16" calcext:value-type="float">
            <text:p>481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225" calcext:value-type="float">
            <text:p>15225</text:p>
          </table:table-cell>
          <table:table-cell table:style-name="TL_20_Data" office:value-type="float" office:value="17097" calcext:value-type="float">
            <text:p>17097</text:p>
          </table:table-cell>
          <table:table-cell table:style-name="TL_20_Data" office:value-type="float" office:value="32322" calcext:value-type="float">
            <text:p>32322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ce40" office:value-type="float" office:value="386" calcext:value-type="float">
            <text:p>38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87" calcext:value-type="float">
            <text:p>98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680" calcext:value-type="float">
            <text:p>2680</text:p>
          </table:table-cell>
          <table:table-cell table:style-name="TL_20_Data" office:value-type="float" office:value="2717" calcext:value-type="float">
            <text:p>2717</text:p>
          </table:table-cell>
          <table:table-cell table:style-name="TL_20_Data" office:value-type="float" office:value="5397" calcext:value-type="float">
            <text:p>539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11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5436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803" calcext:value-type="float">
            <text:p>580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7913" calcext:value-type="float">
            <text:p>17913</text:p>
          </table:table-cell>
          <table:table-cell table:style-name="TL_20_Data" office:value-type="float" office:value="19817" calcext:value-type="float">
            <text:p>19817</text:p>
          </table:table-cell>
          <table:table-cell table:style-name="TL_20_Data" office:value-type="float" office:value="37730" calcext:value-type="float">
            <text:p>37730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ce40" office:value-type="float" office:value="423" calcext:value-type="float">
            <text:p>4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8354" calcext:value-type="float">
            <text:p>28354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TL_20_Data" office:value-type="float" office:value="3562" calcext:value-type="float">
            <text:p>356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8884" calcext:value-type="float">
            <text:p>68884</text:p>
          </table:table-cell>
          <table:table-cell table:style-name="TL_20_Data" office:value-type="float" office:value="73021" calcext:value-type="float">
            <text:p>73021</text:p>
          </table:table-cell>
          <table:table-cell table:style-name="TL_20_Data" office:value-type="float" office:value="141905" calcext:value-type="float">
            <text:p>141905</text:p>
          </table:table-cell>
          <table:table-cell table:style-name="TL_20_Data" office:value-type="float" office:value="2368" calcext:value-type="float">
            <text:p>2368</text:p>
          </table:table-cell>
          <table:table-cell table:style-name="ce40" office:value-type="float" office:value="1649" calcext:value-type="float">
            <text:p>16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769" calcext:value-type="float">
            <text:p>1376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/>
          <table:table-cell table:style-name="TL_20_Data" office:value-type="float" office:value="37744" calcext:value-type="float">
            <text:p>37744</text:p>
          </table:table-cell>
          <table:table-cell table:style-name="TL_20_Data" office:value-type="float" office:value="36065" calcext:value-type="float">
            <text:p>36065</text:p>
          </table:table-cell>
          <table:table-cell table:style-name="TL_20_Data" office:value-type="float" office:value="73809" calcext:value-type="float">
            <text:p>73809</text:p>
          </table:table-cell>
          <table:table-cell table:style-name="TL_20_Data" office:value-type="float" office:value="1870" calcext:value-type="float">
            <text:p>1870</text:p>
          </table:table-cell>
          <table:table-cell table:style-name="ce40" office:value-type="float" office:value="1054" calcext:value-type="float">
            <text:p>105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9" calcext:value-type="float">
            <text:p>10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5500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5_D1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ZE</text:p>
          </table:table-cell>
          <table:table-cell table:style-name="ce55" office:value-type="string" calcext:value-type="string">
            <text:p>03_0027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8" table:number-columns-repeated="2"/>
          <table:table-cell table:style-name="ce23"/>
          <table:table-cell/>
          <table:table-cell table:style-name="ce28" office:value-type="float" office:value="42232" calcext:value-type="float">
            <text:p>42232</text:p>
          </table:table-cell>
          <table:table-cell table:style-name="ce32" office:value-type="float" office:value="1097" calcext:value-type="float">
            <text:p>109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364" calcext:value-type="float">
            <text:p>436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6929" calcext:value-type="float">
            <text:p>106929</text:p>
          </table:table-cell>
          <table:table-cell table:style-name="ce32" office:value-type="float" office:value="109366" calcext:value-type="float">
            <text:p>109366</text:p>
          </table:table-cell>
          <table:table-cell table:style-name="ce32" office:value-type="float" office:value="216295" calcext:value-type="float">
            <text:p>216295</text:p>
          </table:table-cell>
          <table:table-cell table:style-name="ce32" office:value-type="float" office:value="4250" calcext:value-type="float">
            <text:p>4250</text:p>
          </table:table-cell>
          <table:table-cell table:style-name="ce41" office:value-type="float" office:value="2715" calcext:value-type="float">
            <text:p>2715</text:p>
          </table:table-cell>
          <table:table-cell table:style-name="ce46" office:value-type="string" calcext:value-type="string">
            <text:p>VT_1899</text:p>
          </table:table-cell>
          <table:table-cell table:style-name="ce50" office:value-type="string" calcext:value-type="string">
            <text:p>05_D1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string" calcext:value-type="string">
            <text:p>ZE</text:p>
          </table:table-cell>
          <table:table-cell table:style-name="ce56" office:value-type="string" calcext:value-type="string">
            <text:p>03_0027</text:p>
          </table:table-cell>
          <table:table-cell table:number-columns-repeated="1000"/>
        </table:table-row>
        <table:table-row table:style-name="ro4" table:number-rows-repeated="10473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7:22:16.5177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display-name="PageStyle_Zee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37:35</meta:creation-date>
    <dc:date>2015-03-30T17:23:37.340642000</dc:date>
    <meta:generator>LibreOffice/4.4.0.3$MacOSX_X86_64 LibreOffice_project/de093506bcdc5fafd9023ee680b8c60e3e0645d7</meta:generator>
    <meta:editing-duration>PT3M2S</meta:editing-duration>
    <meta:editing-cycles>3</meta:editing-cycles>
    <meta:document-statistic meta:table-count="1" meta:cell-count="18658" meta:object-count="0"/>
  </office:meta>
</office:document-meta>
</file>